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LLEC Louison, EL AYADI Mehdi</text:p>
      <text:p text:style-name="Standard"/>
      <text:p text:style-name="Standard"><text:tab/>MarvelFlow</text:p>
      <text:p text:style-name="Standard"/>
      <text:p text:style-name="Standard">Contexte :</text:p>
      <text:p text:style-name="Standard">Le Marvel Cinematique Universe (MCU) compte aujourd'hui plus de 20 films et des centaines de héros étalés sur plus de 10 ans.</text:p>
      <text:p text:style-name="Standard">MarvelFlow vise à offrir une solution aux fans du MCU. Explorer la liste des héros et des films, pouvoir les ajouter en favoris, regarder les bandes annonces, et mettre a jour la base de donnée qui ne cesse de grandir chaque année.<text:line-break/>Marvel a prévu un calendrier de film étendu sur les dix prochaines années. </text:p>
      <text:p text:style-name="Standard"/>
      <text:p text:style-name="Standard">Fonctionnalités :</text:p>
      <text:list xml:id="list3837695808313954532" text:style-name="L1">
        <text:list-item>
          <text:p text:style-name="P1">Voir liste de héros</text:p>
        </text:list-item>
        <text:list-item>
          <text:p text:style-name="P1">Voir liste de films</text:p>
        </text:list-item>
        <text:list-item>
          <text:p text:style-name="P1">Voir liste de série</text:p>
        </text:list-item>
        <text:list-item>
          <text:p text:style-name="P1">Tris des listes/recherche par nom, caractéristiques</text:p>
        </text:list-item>
        <text:list-item>
          <text:p text:style-name="P1">Fiche descriptive d'un média</text:p>
        </text:list-item>
        <text:list-item>
          <text:p text:style-name="P1">Bande annonce des films</text:p>
        </text:list-item>
        <text:list-item>
          <text:p text:style-name="P1">Compte utilisateur, médias favoris, image de profil, héros/films favori (non implémenté) </text:p>
        </text:list-item>
        <text:list-item>
          <text:p text:style-name="P1">Admin mode</text:p>
        </text:list-item>
        <text:list-item>
          <text:p text:style-name="P1">Ajouter/supprimer/modifier des médias (admin mode)</text:p>
        </text:list-item>
      </text:list>
      <text:p text:style-name="Standard"/>
      <text:p text:style-name="Standard">Techniques/architecture :</text:p>
      <text:list xml:id="list2900475966446950870" text:style-name="L2">
        <text:list-item>
          <text:p text:style-name="P2">Encapsulation dans plusieurs projet, sous dossiers</text:p>
        </text:list-item>
        <text:list-item>
          <text:p text:style-name="P2">Pattern MVVM (avec MVVM light toolkit)</text:p>
        </text:list-item>
        <text:list-item>
          <text:p text:style-name="P2">Commandes/Messages</text:p>
        </text:list-item>
        <text:list-item>
          <text:p text:style-name="P2">InotifyPropertyChanged (intégré MVVM light)</text:p>
        </text:list-item>
        <text:list-item>
          <text:p text:style-name="P2">ServiceLocator – IOC (Inversion of Control), Dependency Injection</text:p>
        </text:list-item>
        <text:list-item>
          <text:p text:style-name="P2">Factory</text:p>
        </text:list-item>
        <text:list-item>
          <text:p text:style-name="P2">Serialisation/Deserialisation Json</text:p>
        </text:list-item>
        <text:list-item>
          <text:p text:style-name="P2">SQL Server (gestion utilisateur) : Créer, Mise a jour, Selectionner</text:p>
        </text:list-item>
        <text:list-item>
          <text:p text:style-name="P2">Gestion de list, Dictionnaire (Linq)</text:p>
        </text:list-item>
        <text:list-item>
          <text:p text:style-name="P2">Association a double sens Héro-Movie (Héro a une liste de Movie, Movie a une liste de Héro)</text:p>
        </text:list-item>
        <text:list-item>
          <text:p text:style-name="P2">Utilisation d'interface, classe abstraites, héritage</text:p>
        </text:list-item>
        <text:list-item>
          <text:p text:style-name="P2">Custom Exception</text:p>
        </text:list-item>
        <text:list-item>
          <text:p text:style-name="P2">Utilisation fichier Util (static), utilisation Regular Expression </text:p>
        </text:list-item>
        <text:list-item>
          <text:p text:style-name="P2">Gestion de l'historique (Stack avec Custom History Object)</text:p>
        </text:list-item>
        <text:list-item>
          <text:p text:style-name="P2">UserControl intégré dans une seule fenètre permanente</text:p>
        </text:list-item>
        <text:list-item>
          <text:p text:style-name="P2">Binding OneWay, TwoWay</text:p>
        </text:list-item>
        <text:list-item>
          <text:p text:style-name="P2">Media player</text:p>
        </text:list-item>
        <text:list-item>
          <text:p text:style-name="P2">Unit testing</text:p>
        </text:list-item>
      </text:list>
      <text:p text:style-name="Standard"/>
      <text:p text:style-name="Standard">Points fort/Apport personnel :</text:p>
      <text:list xml:id="list5393386424415280309" text:style-name="L3">
        <text:list-item>
          <text:p text:style-name="P3">Utilisation des Users Controls en totalité</text:p>
        </text:list-item>
        <text:list-item>
          <text:p text:style-name="P3">Utilisation du pattern MVVM light</text:p>
        </text:list-item>
        <text:list-item>
          <text:p text:style-name="P3">Utilisation de Service Locator (IOC, DI)</text:p>
        </text:list-item>
      </text:list>
      <text:p text:style-name="Standard"/>
      <text:p text:style-name="Standard">Limites :</text:p>
      <text:list xml:id="list2491171739589546470" text:style-name="L4">
        <text:list-item>
          <text:p text:style-name="P4"><text:soft-page-break/>Gestion des exceptions non globale</text:p>
        </text:list-item>
        <text:list-item>
          <text:p text:style-name="P4"/>
        </text:list-item>
      </text:list>
      <text:p text:style-name="Standard"/>
      <text:p text:style-name="Standard">Améliorations (code/app) :</text:p>
      <text:list xml:id="list4550907982138821565" text:style-name="L6">
        <text:list-item>
          <text:p text:style-name="P6">Constance du code (nommage des variables/méthodes)</text:p>
        </text:list-item>
        <text:list-item>
          <text:p text:style-name="P6">Optimisation du code possible par endroit (redondance)</text:p>
        </text:list-item>
        <text:list-item>
          <text:p text:style-name="P6">Media Player a changer pour un media classique WPF</text:p>
        </text:list-item>
        <text:list-item>
          <text:p text:style-name="P6">Historique géré en service externe plutôt que directement dans MainViewModel</text:p>
        </text:list-item>
      </text:list>
      <text:p text:style-name="Standard"/>
      <text:p text:style-name="Standard">Futur application:</text:p>
      <text:list xml:id="list1627937222608532498" text:style-name="L5">
        <text:list-item>
          <text:p text:style-name="P5">Implémentation gestion des favoris</text:p>
        </text:list-item>
        <text:list-item>
          <text:p text:style-name="P5">Implémentation Série (Ajouter Base de Donnée Json + Admin panel ; Ajout dans les listes et affichage déjà pris en compte)</text:p>
        </text:list-item>
        <text:list-item>
          <text:p text:style-name="P5">Ajouter Héros/Films/Séries dans BDD SQL – Utiliser Json pour base de donnée locale uniquement, utiliser ce moyen pour mise a jour facile de l'application = Lien Base de donnée SQL avec base de donnée Json</text:p>
        </text:list-item>
        <text:list-item>
          <text:p text:style-name="P5">Gestion de la communauté (commentaire, réponses)</text:p>
        </text:list-item>
        <text:list-item>
          <text:p text:style-name="P5">Plateforme de vidéo a la demande pour le MCU</text:p>
        </text:list-item>
      </text:list>
      <text:p text:style-name="Standard"/>
      <text:p text:style-name="P7">NOTES IMPORTANTES :</text:p>
      <text:p text:style-name="P8">Il est nécessaire de :</text:p>
      <text:p text:style-name="P8"/>
      <text:list xml:id="list4322979368584467115" text:style-name="L7">
        <text:list-item>
          <text:p text:style-name="P9">Changer les chemins d'accès aux Bases de Données Json et Images</text:p>
        </text:list-item>
        <text:list-item>
          <text:p text:style-name="P9">Créer la base de donnée (scripts dans docs) =&gt; appli fonctionnels sans la partie Profile malgré tout</text:p>
        </text:list-item>
        <text:list-item>
          <text:p text:style-name="P9">Profile : lancer script de création d'un compte Admin : connection Admin (password : Admin!) pour accéder a l'admin panel.</text:p>
        </text:list-item>
        <text:list-item>
          <text:p text:style-name="P9">Deserialisation depuis Hero.json, Serialisation dans HeroSave.json (pour éviter les problemes de perte de donnée pendant les tests) =&gt; Changer le chemin sur le même fichier permettra la persistance des donné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7T09:08:05.83</meta:creation-date>
    <meta:generator>OpenOffice/4.1.5$Win32 OpenOffice.org_project/415m1$Build-9789</meta:generator>
    <dc:date>2018-06-07T09:58:28.13</dc:date>
    <meta:editing-duration>PT50M18S</meta:editing-duration>
    <meta:editing-cycles>8</meta:editing-cycles>
    <meta:document-statistic meta:table-count="0" meta:image-count="0" meta:object-count="0" meta:page-count="2" meta:paragraph-count="57" meta:word-count="499" meta:character-count="3065"/>
  </office:meta>
</office:document-meta>
</file>